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 Nova Cond" svg:font-family="'Arial Nova Con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officeooo:rsid="000d28ab" officeooo:paragraph-rsid="000d28ab"/>
    </style:style>
    <style:style style:name="P2" style:family="paragraph" style:parent-style-name="Standard">
      <style:paragraph-properties fo:line-height="115%" fo:text-align="justify" style:justify-single-word="false"/>
      <style:text-properties style:font-name="Arial Nova Cond" fo:font-size="12pt" officeooo:paragraph-rsid="000d28ab" style:font-size-asian="12pt" style:font-size-complex="12pt"/>
    </style:style>
    <style:style style:name="P3" style:family="paragraph" style:parent-style-name="Standard">
      <style:paragraph-properties fo:line-height="115%" fo:text-align="justify" style:justify-single-word="false"/>
      <style:text-properties officeooo:paragraph-rsid="000d28ab"/>
    </style:style>
    <style:style style:name="P4" style:family="paragraph" style:parent-style-name="Standard" style:master-page-name="Standard">
      <style:paragraph-properties fo:line-height="115%" fo:text-align="justify" style:justify-single-word="false" style:page-number="auto"/>
      <style:text-properties officeooo:paragraph-rsid="000d28ab"/>
    </style:style>
    <style:style style:name="T1" style:family="text">
      <style:text-properties style:font-name="Arial Nova Cond" fo:font-size="12pt" style:font-size-asian="12pt" style:font-size-complex="12pt"/>
    </style:style>
    <style:style style:name="T2" style:family="text">
      <style:text-properties style:font-name="Arial Nova Cond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Arial Nova Cond"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Ámbito del proyecto </text:span></text:p>
      <text:p text:style-name="P3"><text:span text:style-name="T2">Recursos del Hardware </text:span></text:p>
      <text:p text:style-name="P3"><text:span text:style-name="T1">1.- Ordenador de sobremesa. Ordenador de marca Dell, Gabinete Dell, Procesador Intel Inside Core i5</text:span></text:p>
      <text:p text:style-name="P3"><text:span text:style-name="T1">2.- Ordenador portátil (notebook). Ordenador de marca Lenovo, procesador Intel(R) Core(TM) i7-8550U CPU @ 1.80GHz 1.99 GHz, RAM instalada de 8.00 GB.</text:span></text:p>
      <text:p text:style-name="P3"><text:span text:style-name="T1">3.- Teléfono móvil celular tipo smartphone, con acceso WiFi y GPS. teclado alfanumérico completo.</text:span></text:p>
      <text:p text:style-name="P2"/>
      <text:p text:style-name="P3"><text:span text:style-name="T2">Recursos del Software</text:span></text:p>
      <text:p text:style-name="P3"><text:span text:style-name="T1">1. Sistema operativo que uso habitualmente en los ordenadores: GNU Linux, distribuciones Ubuntu, Windows 10.</text:span></text:p>
      <text:p text:style-name="P3"><text:span text:style-name="T1"/></text:p>
      <text:p text:style-name="P3"><text:span text:style-name="T1">2. Aplicaciones informáticas que empleo bajo sistema operativo GNU Linux:</text:span></text:p>
      <text:p text:style-name="P3"><text:span text:style-name="T1">Navegadores internet: Mozilla Firefox, Google Chrome y Brave.</text:span></text:p>
      <text:p text:style-name="P3"><text:span text:style-name="T1">Acceso a servidores (FTP)</text:span></text:p>
      <text:p text:style-name="P3"><text:span text:style-name="T1">Base de datos: Postgre SQL, MySQL Worbench 8.0 CE </text:span></text:p>
      <text:p text:style-name="P3"><text:span text:style-name="T1">Correo electrónico en línea (online)</text:span></text:p>
      <text:p text:style-name="P3"><text:span text:style-name="T1">Apache NetBeans IDE 12.3</text:span></text:p>
      <text:p text:style-name="P3"><text:span text:style-name="T1">LibreOffice: editor de textos, hojas de cálculo.</text:span></text:p>
      <text:p text:style-name="P3"><text:span text:style-name="T1">Google Drive</text:span></text:p>
      <text:p text:style-name="P3"><text:span text:style-name="T1">Git, GitHub, GitKraken</text:span></text:p>
      <text:p text:style-name="P3"><text:span text:style-name="T1">Tratamiento de imágenes: Gimp, ImageMagick</text:span></text:p>
      <text:p text:style-name="P3"><text:span text:style-name="T1">Antivirus: En GNU Linux no se precisa antivirus</text:span></text:p>
      <text:p text:style-name="P3"><text:span text:style-name="T1">Reproductores Música y archivos mp3 y ogg: amaroK</text:span></text:p>
      <text:p text:style-name="P3"><text:span text:style-name="T1">Sistema de búsqueda e instalación de software: Centro de software de Ubuntu</text:span></text:p>
      <text:p text:style-name="P2"/>
      <text:p text:style-name="P3"><text:span text:style-name="T1">3. Aplicaciones informáticas habituales bajo sistema operativo Windows 10 ():</text:span></text:p>
      <text:p text:style-name="P3"><text:span text:style-name="T1">Navegadores internet: Opera, Google Chrome y Brave.</text:span></text:p>
      <text:p text:style-name="P3"><text:span text:style-name="T1">LibreOffice: Editor de textos, hojas de cálculo</text:span></text:p>
      <text:p text:style-name="P3"><text:span text:style-name="T1">Google Drive</text:span></text:p>
      <text:p text:style-name="P3"><text:span text:style-name="T1">Gestor de imágenes, operaciones básicas: FastStone</text:span></text:p>
      <text:p text:style-name="P3"><text:span text:style-name="T1">Base de datos: Postgre SQL, MySQL Worbench 8.0 CE </text:span></text:p>
      <text:p text:style-name="P3"><text:span text:style-name="T1">Correo electrónico en línea (online)</text:span></text:p>
      <text:p text:style-name="P3"><text:span text:style-name="T1">Apache NetBeans IDE 12.3</text:span></text:p>
      <text:p text:style-name="P3"><text:span text:style-name="T1">Intellij IDEA Community Edition 2020.3.2</text:span></text:p>
      <text:p text:style-name="P3"><text:span text:style-name="T1">Java versión: openjdk 11.0.10</text:span></text:p>
      <text:p text:style-name="P1"><text:span text:style-name="T1">Antivirus: Avir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 Nova Cond" svg:font-family="'Arial Nova Con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1T11:27:26.021390674</meta:creation-date>
    <dc:date>2021-10-21T11:29:06.238985230</dc:date>
    <meta:editing-duration>PT1M42S</meta:editing-duration>
    <meta:editing-cycles>1</meta:editing-cycles>
    <meta:document-statistic meta:table-count="0" meta:image-count="0" meta:object-count="0" meta:page-count="1" meta:paragraph-count="31" meta:word-count="221" meta:character-count="1512" meta:non-whitespace-character-count="1318"/>
    <meta:generator>LibreOffice/6.4.4.2$Linux_X86_64 LibreOffice_project/40$Build-2</meta:generator>
  </office:meta>
</office:document-meta>
</file>